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6"/>
    </style:style>
    <style:style style:name="gr2" style:family="graphic" style:parent-style-name="standard">
      <style:graphic-properties svg:stroke-width="0.001cm" svg:stroke-color="#7a7a5a" draw:fill="none" draw:fill-color="#ffffff" fo:padding-top="-0.049cm" fo:padding-bottom="-0.049cm" fo:padding-left="-0.049cm" fo:padding-right="-0.049cm"/>
    </style:style>
    <style:style style:name="gr3" style:family="graphic" style:parent-style-name="standard">
      <style:graphic-properties draw:stroke="none" svg:stroke-width="0.001cm" draw:fill-color="#dbdbce"/>
    </style:style>
    <style:style style:name="gr4" style:family="graphic" style:parent-style-name="standard">
      <style:graphic-properties draw:stroke="none" svg:stroke-width="0.001cm" draw:fill-color="#a5a585"/>
    </style:style>
    <style:style style:name="gr5" style:family="graphic" style:parent-style-name="standard">
      <style:graphic-properties draw:stroke="none" svg:stroke-width="0.001cm" draw:fill-color="#b6c7c9"/>
    </style:style>
    <style:style style:name="gr6" style:family="graphic" style:parent-style-name="standard">
      <style:graphic-properties svg:stroke-width="0.001cm" svg:stroke-color="#485f62" draw:fill="none" draw:fill-color="#ffffff" fo:padding-top="-0.049cm" fo:padding-bottom="-0.049cm" fo:padding-left="-0.049cm" fo:padding-right="-0.049cm"/>
    </style:style>
    <style:style style:name="gr7" style:family="graphic" style:parent-style-name="standard">
      <style:graphic-properties svg:stroke-width="0.001cm" svg:stroke-color="#000000" draw:fill="none" draw:fill-color="#ffffff" fo:padding-top="-0.049cm" fo:padding-bottom="-0.049cm" fo:padding-left="-0.049cm" fo:padding-right="-0.049cm"/>
    </style:style>
    <style:style style:name="gr8" style:family="graphic" style:parent-style-name="standard">
      <style:graphic-properties draw:stroke="none" svg:stroke-width="0.001cm" draw:fill-color="#d4f3ff"/>
    </style:style>
    <style:style style:name="gr9" style:family="graphic" style:parent-style-name="standard">
      <style:graphic-properties svg:stroke-width="0.089cm" svg:stroke-color="#494936" draw:fill="none" draw:fill-color="#ffffff" fo:padding-top="-0.005cm" fo:padding-bottom="-0.005cm" fo:padding-left="-0.005cm" fo:padding-right="-0.005cm"/>
    </style:style>
    <style:style style:name="gr10" style:family="graphic" style:parent-style-name="standard">
      <style:graphic-properties svg:stroke-width="0.089cm" svg:stroke-color="#000000" draw:fill="none" draw:fill-color="#ffffff" fo:padding-top="-0.005cm" fo:padding-bottom="-0.005cm" fo:padding-left="-0.005cm" fo:padding-right="-0.005cm"/>
    </style:style>
    <style:style style:name="gr11" style:family="graphic" style:parent-style-name="standard">
      <style:graphic-properties svg:stroke-width="0.089cm" svg:stroke-color="#ffffff" draw:fill="none" draw:fill-color="#ffffff" fo:padding-top="-0.005cm" fo:padding-bottom="-0.005cm" fo:padding-left="-0.005cm" fo:padding-right="-0.005cm"/>
    </style:style>
    <style:style style:name="gr12" style:family="graphic" style:parent-style-name="standard">
      <style:graphic-properties draw:stroke="none" svg:stroke-width="0.089cm" draw:fill-color="#ffffff"/>
    </style:style>
    <style:style style:name="gr13" style:family="graphic" style:parent-style-name="standard">
      <style:graphic-properties draw:stroke="none" svg:stroke-width="0.089cm" draw:fill-color="#364749"/>
    </style:style>
    <style:style style:name="gr14" style:family="graphic" style:parent-style-name="standard">
      <style:graphic-properties svg:stroke-width="0.001cm" svg:stroke-color="#e7ecec" draw:fill="none" draw:fill-color="#ffffff" fo:padding-top="-0.049cm" fo:padding-bottom="-0.049cm" fo:padding-left="-0.049cm" fo:padding-right="-0.049cm"/>
    </style:style>
    <style:style style:name="gr15" style:family="graphic" style:parent-style-name="standard">
      <style:graphic-properties draw:stroke="none" svg:stroke-width="0.001cm" draw:fill-color="#364749"/>
    </style:style>
    <style:style style:name="gr16" style:family="graphic" style:parent-style-name="standard">
      <style:graphic-properties draw:stroke="none" svg:stroke-width="0.001cm" draw:fill-color="#ff8086"/>
    </style:style>
    <style:style style:name="gr17" style:family="graphic" style:parent-style-name="standard">
      <style:graphic-properties svg:stroke-width="0.001cm" svg:stroke-color="#880000" draw:fill="none" draw:fill-color="#ffffff" fo:padding-top="-0.049cm" fo:padding-bottom="-0.049cm" fo:padding-left="-0.049cm" fo:padding-right="-0.049cm"/>
    </style:style>
  </office:automatic-styles>
  <office:body>
    <office:drawing>
      <draw:page draw:name="page1" draw:style-name="dp1" draw:master-page-name="Default">
        <draw:g>
          <draw:glue-point draw:id="4" svg:x="-4.447cm" svg:y="-5cm"/>
          <draw:glue-point draw:id="5" svg:x="4.498cm" svg:y="-5cm"/>
          <draw:glue-point draw:id="6" svg:x="0.026cm" svg:y="-5cm"/>
          <draw:glue-point draw:id="7" svg:x="-1.935cm" svg:y="5cm"/>
          <draw:glue-point draw:id="8" svg:x="1.935cm" svg:y="5cm"/>
          <draw:glue-point draw:id="9" svg:x="0.001cm" svg:y="5cm"/>
          <draw:glue-point draw:id="10" svg:x="-5cm" svg:y="-3.198cm"/>
          <draw:glue-point draw:id="11" svg:x="5cm" svg:y="-3.198cm"/>
          <draw:glue-point draw:id="12" svg:x="0.01cm" svg:y="-0.8cm"/>
          <draw:polygon draw:style-name="gr1" draw:layer="layout" svg:width="2.93cm" svg:height="0.181cm" svg:x="0.181cm" svg:y="0cm" svg:viewBox="0 0 2931 182" draw:points="0,0 0,182 2931,182 2931,0">
            <text:p/>
          </draw:polygon>
          <draw:polygon draw:style-name="gr2" draw:layer="layout" svg:width="2.93cm" svg:height="0.181cm" svg:x="0.181cm" svg:y="0cm" svg:viewBox="0 0 2931 182" draw:points="0,0 0,182 2931,182 2931,0">
            <text:p/>
          </draw:polygon>
          <draw:polygon draw:style-name="gr3" draw:layer="layout" svg:width="3.276cm" svg:height="0.18cm" svg:x="0cm" svg:y="0.181cm" svg:viewBox="0 0 3277 181" draw:points="181,0 0,181 3277,181 3112,0">
            <text:p/>
          </draw:polygon>
          <draw:polygon draw:style-name="gr2" draw:layer="layout" svg:width="3.276cm" svg:height="0.18cm" svg:x="0cm" svg:y="0.181cm" svg:viewBox="0 0 3277 181" draw:points="181,0 0,181 3277,181 3112,0">
            <text:p/>
          </draw:polygon>
          <draw:polygon draw:style-name="gr4" draw:layer="layout" svg:width="2.93cm" svg:height="0.181cm" svg:x="0.181cm" svg:y="0.36cm" svg:viewBox="0 0 2931 182" draw:points="0,0 0,182 2931,182 2931,0">
            <text:p/>
          </draw:polygon>
          <draw:polygon draw:style-name="gr1" draw:layer="layout" svg:width="2.93cm" svg:height="1.328cm" svg:x="0.181cm" svg:y="0.525cm" svg:viewBox="0 0 2931 1329" draw:points="0,0 0,1329 2931,1329 2931,0">
            <text:p/>
          </draw:polygon>
          <draw:polygon draw:style-name="gr2" draw:layer="layout" svg:width="2.93cm" svg:height="1.492cm" svg:x="0.181cm" svg:y="0.36cm" svg:viewBox="0 0 2931 1493" draw:points="0,0 0,1493 2931,1493 2931,0">
            <text:p/>
          </draw:polygon>
          <draw:polygon draw:style-name="gr5" draw:layer="layout" svg:width="0.955cm" svg:height="1.163cm" svg:x="1.169cm" svg:y="0.689cm" svg:viewBox="0 0 956 1164" draw:points="0,0 0,1164 956,1164 956,0">
            <text:p/>
          </draw:polygon>
          <draw:polygon draw:style-name="gr6" draw:layer="layout" svg:width="0.955cm" svg:height="1.163cm" svg:x="1.169cm" svg:y="0.689cm" svg:viewBox="0 0 956 1164" draw:points="0,0 0,1164 956,1164 956,0">
            <text:p/>
          </draw:polygon>
          <draw:line draw:style-name="gr7" draw:layer="layout" svg:x1="1.646cm" svg:y1="0.689cm" svg:x2="1.646cm" svg:y2="1.853cm">
            <text:p/>
          </draw:line>
          <draw:polygon draw:style-name="gr8" draw:layer="layout" svg:width="0.626cm" svg:height="0.672cm" svg:x="0.345cm" svg:y="0.672cm" svg:viewBox="0 0 627 673" draw:points="0,0 0,673 627,673 627,0">
            <text:p/>
          </draw:polygon>
          <draw:polygon draw:style-name="gr8" draw:layer="layout" svg:width="0.626cm" svg:height="0.672cm" svg:x="0.362cm" svg:y="0.689cm" svg:viewBox="0 0 627 673" draw:points="0,0 0,673 627,673 627,0">
            <text:p/>
          </draw:polygon>
          <draw:polygon draw:style-name="gr9" draw:layer="layout" svg:width="0.626cm" svg:height="0.672cm" svg:x="0.362cm" svg:y="0.689cm" svg:viewBox="0 0 627 673" draw:points="0,0 0,673 627,673 627,0">
            <text:p/>
          </draw:polygon>
          <draw:polyline draw:style-name="gr10" draw:layer="layout" svg:width="0cm" svg:height="0cm" svg:x="0.362cm" svg:y="0.689cm" svg:viewBox="0 0 0 0" draw:points="0,0">
            <text:p/>
          </draw:polyline>
          <draw:polyline draw:style-name="gr11" draw:layer="layout" svg:width="0.626cm" svg:height="0.672cm" svg:x="0.362cm" svg:y="0.689cm" svg:viewBox="0 0 627 673" draw:points="0,0 0,673 627,673">
            <text:p/>
          </draw:polyline>
          <draw:polygon draw:style-name="gr12" draw:layer="layout" svg:width="0.625cm" svg:height="0.672cm" svg:x="2.305cm" svg:y="0.672cm" svg:viewBox="0 0 626 673" draw:points="0,0 0,673 626,673 626,0">
            <text:p/>
          </draw:polygon>
          <draw:polygon draw:style-name="gr12" draw:layer="layout" svg:width="0.626cm" svg:height="0.672cm" svg:x="2.321cm" svg:y="0.689cm" svg:viewBox="0 0 627 673" draw:points="0,0 0,673 627,673 627,0">
            <text:p/>
          </draw:polygon>
          <draw:polygon draw:style-name="gr9" draw:layer="layout" svg:width="0.626cm" svg:height="0.672cm" svg:x="2.321cm" svg:y="0.689cm" svg:viewBox="0 0 627 673" draw:points="0,0 0,673 627,673 627,0">
            <text:p/>
          </draw:polygon>
          <draw:polyline draw:style-name="gr10" draw:layer="layout" svg:width="0cm" svg:height="0cm" svg:x="2.321cm" svg:y="0.689cm" svg:viewBox="0 0 0 0" draw:points="0,0">
            <text:p/>
          </draw:polyline>
          <draw:polyline draw:style-name="gr11" draw:layer="layout" svg:width="0.626cm" svg:height="0.672cm" svg:x="2.321cm" svg:y="0.689cm" svg:viewBox="0 0 627 673" draw:points="0,0 0,673 627,673">
            <text:p/>
          </draw:polyline>
          <draw:polygon draw:style-name="gr13" draw:layer="layout" svg:width="0.115cm" svg:height="0.115cm" svg:x="1.498cm" svg:y="1.229cm" svg:viewBox="0 0 116 116" draw:points="116,57 116,54 116,52 116,48 114,45 114,43 112,40 112,37 111,35 110,32 109,29 107,27 105,25 103,22 102,19 100,17 98,16 96,13 93,12 91,10 88,9 86,6 83,6 81,4 78,4 75,3 73,1 70,1 67,0 63,0 61,0 58,0 55,0 52,0 48,0 46,1 43,1 40,3 37,4 35,4 33,6 30,6 27,9 25,10 22,12 20,13 18,16 16,17 14,19 12,22 10,25 9,27 7,29 6,32 4,35 4,37 3,40 1,43 1,45 0,48 0,52 0,54 0,57 0,60 0,63 0,66 1,70 1,72 3,75 4,78 4,80 6,83 7,85 9,88 10,91 12,93 14,95 16,98 18,99 20,102 22,103 25,105 27,106 30,108 33,109 35,111 37,111 40,112 43,113 46,114 48,115 52,115 55,116 58,116 61,116 63,115 67,115 70,114 73,113 75,112 78,111 81,111 83,109 86,108 88,106 91,105 93,103 96,102 98,99 100,98 102,95 103,93 105,91 107,88 109,85 110,83 111,80 112,78 112,75 114,72 114,70 116,66 116,63 116,60">
            <text:p/>
          </draw:polygon>
          <draw:polygon draw:style-name="gr14" draw:layer="layout" svg:width="0.098cm" svg:height="0.098cm" svg:x="1.499cm" svg:y="1.229cm" svg:viewBox="0 0 99 99" draw:points="99,49 99,46 99,44 97,42 97,39 97,37 96,34 96,32 94,30 93,27 92,25 91,23 90,21 88,19 86,17 85,16 83,13 81,12 79,10 77,9 75,7 73,6 71,5 69,4 66,3 64,3 62,1 59,1 57,0 54,0 52,0 49,0 46,0 44,0 41,0 39,1 36,1 34,3 32,3 30,4 27,5 25,6 22,7 21,9 19,10 17,12 15,13 13,16 11,17 10,19 8,21 7,23 6,25 5,27 4,30 3,32 2,34 2,37 1,39 0,42 0,44 0,46 0,49 0,52 0,54 0,57 1,59 2,61 2,64 3,66 4,68 5,71 6,73 7,75 8,78 10,79 11,81 13,83 15,85 17,87 19,88 21,90 22,91 25,92 27,93 30,94 32,95 34,96 36,96 39,97 41,98 44,99 46,99 49,99 52,99 54,99 57,98 59,97 62,96 64,96 66,95 69,94 71,93 73,92 75,91 77,90 79,88 81,87 83,85 85,83 86,81 88,79 90,78 91,75 92,73 93,71 94,68 96,66 96,64 97,61 97,59 97,57 99,54 99,52">
            <text:p/>
          </draw:polygon>
          <draw:polygon draw:style-name="gr15" draw:layer="layout" svg:width="0.115cm" svg:height="0.115cm" svg:x="1.695cm" svg:y="1.229cm" svg:viewBox="0 0 116 116" draw:points="116,57 116,54 115,52 115,48 114,45 114,43 113,40 112,37 111,35 109,32 108,29 107,27 105,25 103,22 101,19 99,17 97,16 95,13 93,12 90,10 88,9 86,6 83,6 80,4 77,4 74,3 72,1 69,1 66,0 63,0 60,0 58,0 55,0 52,0 49,0 46,1 43,1 40,3 37,4 35,4 32,6 29,6 26,9 24,10 22,12 19,13 18,16 15,17 13,19 11,22 10,25 8,27 7,29 5,32 4,35 3,37 2,40 1,43 1,45 0,48 0,52 0,54 0,57 0,60 0,63 0,66 1,70 1,72 2,75 3,78 4,80 5,83 7,85 8,88 10,91 11,93 13,95 15,98 18,99 19,102 22,103 24,105 26,106 29,108 32,109 35,111 37,111 40,112 43,113 46,114 49,115 52,115 55,116 58,116 60,116 63,115 66,115 69,114 72,113 74,112 77,111 80,111 83,109 86,108 88,106 90,105 93,103 95,102 97,99 99,98 101,95 103,93 105,91 107,88 108,85 109,83 111,80 112,78 113,75 114,72 114,70 115,66 115,63 116,60">
            <text:p/>
          </draw:polygon>
          <draw:polygon draw:style-name="gr14" draw:layer="layout" svg:width="0.099cm" svg:height="0.098cm" svg:x="1.695cm" svg:y="1.229cm" svg:viewBox="0 0 100 99" draw:points="100,49 100,46 100,44 99,42 98,39 98,37 97,34 96,32 96,30 94,27 93,25 92,23 90,21 88,19 88,17 86,16 84,13 82,12 80,10 78,9 77,7 74,6 72,5 69,4 67,3 65,3 62,1 60,1 58,0 55,0 53,0 50,0 47,0 45,0 42,0 39,1 37,1 35,3 33,3 30,4 28,5 26,6 24,7 21,9 19,10 18,12 16,13 14,16 12,17 11,19 9,21 7,23 7,25 5,27 4,30 3,32 3,34 2,37 1,39 1,42 0,44 0,46 0,49 0,52 0,54 1,57 1,59 2,61 3,64 3,66 4,68 5,71 7,73 7,75 9,78 11,79 12,81 14,83 16,85 18,87 19,88 21,90 24,91 26,92 28,93 30,94 33,95 35,96 37,96 39,97 42,98 45,99 47,99 50,99 53,99 55,99 58,98 60,97 62,96 65,96 67,95 69,94 72,93 74,92 77,91 78,90 80,88 82,87 84,85 86,83 88,81 88,79 90,78 92,75 93,73 94,71 96,68 96,66 97,64 98,61 98,59 99,57 100,54 100,52">
            <text:p/>
          </draw:polygon>
          <draw:polygon draw:style-name="gr16" draw:layer="layout" svg:width="1.268cm" svg:height="0.148cm" svg:x="1.004cm" svg:y="1.852cm" svg:viewBox="0 0 1269 149" draw:points="0,149 164,0 1120,0 1269,149">
            <text:p/>
          </draw:polygon>
          <draw:polygon draw:style-name="gr17" draw:layer="layout" svg:width="1.268cm" svg:height="0.148cm" svg:x="1.004cm" svg:y="1.852cm" svg:viewBox="0 0 1269 149" draw:points="0,149 164,0 1120,0 1269,14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mall Business</dc:title>
    <meta:creation-date>2011-02-07T16:42:37</meta:creation-date>
    <meta:editing-duration>P0D</meta:editing-duration>
    <meta:editing-cycles>1</meta:editing-cycles>
    <meta:document-statistic meta:object-count="27"/>
    <meta:generator>OpenOffice.org/3.3$Linux OpenOffice.org_project/330m20$Build-9567</meta:generator>
  </office:meta>
</office:document-meta>
</file>